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0c2" officeooo:paragraph-rsid="001070c2"/>
    </style:style>
    <style:style style:name="P2" style:family="paragraph" style:parent-style-name="Standard">
      <style:text-properties fo:font-weight="bold" officeooo:rsid="001070c2" officeooo:paragraph-rsid="001070c2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ff0000" loext:opacity="100%" fo:font-size="20pt" fo:font-weight="normal" officeooo:rsid="001070c2" officeooo:paragraph-rsid="001070c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5pt" fo:font-weight="normal" officeooo:rsid="001070c2" officeooo:paragraph-rsid="001070c2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070c2" officeooo:paragraph-rsid="001070c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39c69" officeooo:paragraph-rsid="00139c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45e9f" officeooo:paragraph-rsid="00145e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75899" officeooo:paragraph-rsid="001758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c329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c3290" officeooo:paragraph-rsid="001d271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718" officeooo:paragraph-rsid="001d271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12175" officeooo:paragraph-rsid="002121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7b24" officeooo:paragraph-rsid="00237b2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3cfed" officeooo:paragraph-rsid="0023cf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97c3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97c3a" officeooo:paragraph-rsid="002ddd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cd514" officeooo:paragraph-rsid="002cd51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51d15" officeooo:paragraph-rsid="00351d1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9c93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b77c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9c93f" officeooo:paragraph-rsid="003bce0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af2e2" officeooo:paragraph-rsid="003bce0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1c3290" officeooo:paragraph-rsid="001c329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070c2" officeooo:paragraph-rsid="001070c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21e1b" officeooo:paragraph-rsid="00121e1b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39c69" officeooo:paragraph-rsid="00139c6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45e9f" officeooo:paragraph-rsid="00145e9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7589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75899" officeooo:paragraph-rsid="001d271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1d2718" officeooo:paragraph-rsid="001d271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12175" officeooo:paragraph-rsid="00212175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37b24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37b24" officeooo:paragraph-rsid="002ddd06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297c3a" officeooo:paragraph-rsid="00297c3a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03bf6" officeooo:paragraph-rsid="00303bf6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55308d" loext:opacity="100%" fo:font-size="12pt" fo:font-weight="bold" officeooo:rsid="003117b5" officeooo:paragraph-rsid="003117b5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font-weight="normal" officeooo:rsid="00121e1b" officeooo:paragraph-rsid="00121e1b" style:font-size-asian="12pt" style:font-weight-asian="normal" style:font-size-complex="12pt" style:font-weight-complex="normal"/>
    </style:style>
    <style:style style:name="T1" style:family="text">
      <style:text-properties officeooo:rsid="00121e1b"/>
    </style:style>
    <style:style style:name="T2" style:family="text">
      <style:text-properties officeooo:rsid="001a9c4c"/>
    </style:style>
    <style:style style:name="T3" style:family="text">
      <style:text-properties officeooo:rsid="001d2718"/>
    </style:style>
    <style:style style:name="T4" style:family="text">
      <style:text-properties officeooo:rsid="0026290e"/>
    </style:style>
    <style:style style:name="T5" style:family="text">
      <style:text-properties officeooo:rsid="002cd514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officeooo:rsid="002d450b"/>
    </style:style>
    <style:style style:name="T8" style:family="text">
      <style:text-properties officeooo:rsid="002ddd06"/>
    </style:style>
    <style:style style:name="T9" style:family="text">
      <style:text-properties fo:color="#c9211e" loext:opacity="100%"/>
    </style:style>
    <style:style style:name="T10" style:family="text">
      <style:text-properties officeooo:rsid="003af2e2"/>
    </style:style>
    <style:style style:name="T11" style:family="text">
      <style:text-properties officeooo:rsid="003b77cf"/>
    </style:style>
    <style:style style:name="T12" style:family="text">
      <style:text-properties officeooo:rsid="003bce06"/>
    </style:style>
    <style:style style:name="T13" style:family="text">
      <style:text-properties officeooo:rsid="003e94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youtube.com/watch?v=57pjD89IFXA&amp;list=PLUDwpEzHYYLt2RzOb-_eafLAP0VSoyJhf&amp;index=1</text:p>
      <text:p text:style-name="P2"/>
      <text:p text:style-name="P2">Part 1: Selenium with Python | Hybrid Framework Design from scratch | PyTest, POM &amp; HTML Reports</text:p>
      <text:p text:style-name="P1"/>
      <text:p text:style-name="P1">1. Built-in frameworks</text:p>
      <text:p text:style-name="P1">- pytest, robotframework, unittest etc..</text:p>
      <text:p text:style-name="P1"/>
      <text:p text:style-name="P1">2.Customized/User defined framework</text:p>
      <text:p text:style-name="P1">- Data driven framework, Keyword driven framework, Hybrid driven framework</text:p>
      <text:p text:style-name="P1"/>
      <text:p text:style-name="P1">Phases</text:p>
      <text:p text:style-name="P1">----------</text:p>
      <text:p text:style-name="P1">1. Analyze application, technology &amp; skill set of team. Choose test cases</text:p>
      <text:p text:style-name="P1"/>
      <text:p text:style-name="P1">100 TC’s….</text:p>
      <text:p text:style-name="P1"/>
      <text:p text:style-name="P1">Re-test cases (test data)</text:p>
      <text:p text:style-name="P1">Re-gression cases</text:p>
      <text:p text:style-name="P1">TC’s can be automatable</text:p>
      <text:p text:style-name="P1"/>
      <text:p text:style-name="P1">100% automation ???</text:p>
      <text:p text:style-name="P1"/>
      <text:p text:style-name="P1">2. Design &amp; implementation of framework</text:p>
      <text:p text:style-name="P1"/>
      <text:p text:style-name="P1">3. Execution</text:p>
      <text:p text:style-name="P1"/>
      <text:p text:style-name="P1">4. Maintenance (Version control system)</text:p>
      <text:p text:style-name="P1"/>
      <text:p text:style-name="P1">ecommerce Application… : https://www.nopcommerce.com/en/demo</text:p>
      <text:p text:style-name="P1"/>
      <text:p text:style-name="P1">Frontend : <text:a xlink:type="simple" xlink:href="https://demo.nopcommerce.com/" text:style-name="Internet_20_link" text:visited-style-name="Visited_20_Internet_20_Link">https://demo.nopcommerce.com/</text:a> </text:p>
      <text:p text:style-name="P1">Backend: <text:a xlink:type="simple" xlink:href="https://admin-demo.nopcommerce.com/" text:style-name="Internet_20_link" text:visited-style-name="Visited_20_Internet_20_Link">https://admin-demo.nopcommerce.com/</text:a></text:p>
      <text:p text:style-name="P1"/>
      <text:p text:style-name="P1"/>
      <text:p text:style-name="P3">Selenium Hybrid Framework</text:p>
      <text:p text:style-name="P4">(Python, Selenium, PyTest, Page Object Model, HTML Report)</text:p>
      <text:p text:style-name="P4"/>
      <text:p text:style-name="P25">Step 1: <text:span text:style-name="T1">Create new Project &amp; Install Required Packages/plugins</text:span></text:p>
      <text:p text:style-name="P5"/>
      <text:list xml:id="list1812985911" text:style-name="L1">
        <text:list-item>
          <text:p text:style-name="P38">Selenium : Selenium Libraries</text:p>
        </text:list-item>
        <text:list-item>
          <text:p text:style-name="P38">PyTest : Python UnitTest Framework</text:p>
        </text:list-item>
        <text:list-item>
          <text:p text:style-name="P38">pytest-html : PyTest HTML Reports</text:p>
        </text:list-item>
        <text:list-item>
          <text:p text:style-name="P38">pytest-xdist : Run Test Parallel</text:p>
        </text:list-item>
        <text:list-item>
          <text:p text:style-name="P38">Openpyxl : MS Excel support</text:p>
        </text:list-item>
        <text:list-item>
          <text:p text:style-name="P38">Allure-pytest : to generate allure report</text:p>
        </text:list-item>
      </text:list>
      <text:p text:style-name="P6"/>
      <text:p text:style-name="P26">Step 2: Create Folder Structure</text:p>
      <text:p text:style-name="P6"/>
      <text:p text:style-name="P6"><text:tab/>Project Name</text:p>
      <text:p text:style-name="P6"><text:tab/><text:tab/>|</text:p>
      <text:p text:style-name="P6"><text:tab/><text:tab/>pageObjects(Package)</text:p>
      <text:p text:style-name="P6"><text:tab/><text:tab/>|</text:p>
      <text:p text:style-name="P6"><text:tab/><text:tab/>utilities (Package)</text:p>
      <text:p text:style-name="P6"><text:tab/><text:tab/>|</text:p>
      <text:p text:style-name="P6"><text:tab/><text:tab/>TestData(Folder)</text:p>
      <text:p text:style-name="P6"><text:tab/><text:tab/>|</text:p>
      <text:p text:style-name="P6"><text:tab/><text:tab/>Configurations (Folder)</text:p>
      <text:p text:style-name="P6"><text:tab/><text:tab/>|</text:p>
      <text:p text:style-name="P6"><text:tab/><text:tab/>Logs(Folder)</text:p>
      <text:p text:style-name="P6"><text:tab/><text:tab/>|</text:p>
      <text:p text:style-name="P6"><text:tab/><text:tab/>Screenshots(Folder)</text:p>
      <text:p text:style-name="P6"><text:tab/><text:tab/>|</text:p>
      <text:p text:style-name="P6"><text:tab/><text:tab/>Reports(Folder)</text:p>
      <text:p text:style-name="P6"><text:tab/><text:tab/>|</text:p>
      <text:p text:style-name="P6"><text:tab/><text:tab/>Run.bat</text:p>
      <text:p text:style-name="P6"/>
      <text:p text:style-name="P6"/>
      <text:p text:style-name="P27">Step 3: Automating Login Test Case</text:p>
      <text:p text:style-name="P7"/>
      <text:p text:style-name="P7">3.1 Create LoginPage Object Class under “pageObject”</text:p>
      <text:p text:style-name="P7">3.2 Create LoginTest under “testCases”</text:p>
      <text:p text:style-name="P7">3.3 Create conftest.py under “testCases”</text:p>
      <text:p text:style-name="P7"/>
      <text:p text:style-name="P28">Step 4: Capture screenshot on failures</text:p>
      <text:p text:style-name="P8"/>
      <text:p text:style-name="P28">4.1 Update Login Test with Screenshot under “testCases”</text:p>
      <text:p text:style-name="P8"/>
      <text:p text:style-name="P29">Step 5: Read common values from ini file</text:p>
      <text:p text:style-name="P9"/>
      <text:p text:style-name="P9">5.1 Add “config.ini” file in “Configurations” folder</text:p>
      <text:p text:style-name="P9">5.2 Create “readProperties.py” utility file under utilities packages to read common data</text:p>
      <text:p text:style-name="P9">5.3 Replace hard coded values in Login test case</text:p>
      <text:p text:style-name="P29"><text:soft-page-break/>Step 6: Adding logs to test case</text:p>
      <text:p text:style-name="P9"/>
      <text:p text:style-name="P9">6.1 Add customLogger.py under utilities packages</text:p>
      <text:p text:style-name="P9">6.2 Add logs to Login test case</text:p>
      <text:p text:style-name="P9"/>
      <text:p text:style-name="P29">Step 7: Run Tests on Desired Browsers/Cross Browsers/ Parallel</text:p>
      <text:p text:style-name="P9"/>
      <text:p text:style-name="P9">7.1 update con<text:span text:style-name="T2">f</text:span>test.py with required Fixtures which will accept command line argument (browser)</text:p>
      <text:p text:style-name="P9">7.2 Pass browser name as argument in command line</text:p>
      <text:p text:style-name="P9"/>
      <text:p text:style-name="P9"/>
      <text:p text:style-name="P24">To Run test on desired browser</text:p>
      <text:p text:style-name="P24"/>
      <text:p text:style-name="P10">pytest -<text:span text:style-name="T3">s</text:span> -<text:span text:style-name="T3">v</text:span> testCases/test_login.py --browser chrome</text:p>
      <text:p text:style-name="P10">pytest -<text:span text:style-name="T3">s</text:span> -<text:span text:style-name="T3">v</text:span> testCases/test_login.py --browser firefox</text:p>
      <text:p text:style-name="P10"/>
      <text:p text:style-name="P24">To Run test parallel</text:p>
      <text:p text:style-name="P24"/>
      <text:p text:style-name="P10">pytest -<text:span text:style-name="T3">s</text:span> -<text:span text:style-name="T3">v</text:span> -n=3 testCases/test_login.py --browser chrome</text:p>
      <text:p text:style-name="P10">pytest -<text:span text:style-name="T3">s</text:span> -<text:span text:style-name="T3">v</text:span> -n=3 testCases/test_login.py --browser firefox</text:p>
      <text:p text:style-name="P10"/>
      <text:p text:style-name="P30">Step <text:span text:style-name="T3">8</text:span>: <text:span text:style-name="T3">Generate pytest HTML Reports</text:span></text:p>
      <text:p text:style-name="P30"/>
      <text:p text:style-name="P12">8.1: Update conftest.py with pytest hooks</text:p>
      <text:p text:style-name="P12">8.2: To Generate HTML report run below command:</text:p>
      <text:p text:style-name="P31"/>
      <text:p text:style-name="P11">pytest -v -s -n=2 --html=Reports/report.html testCases/test_login.py --browser chrome</text:p>
      <text:p text:style-name="P30"/>
      <text:p text:style-name="P32">Step 9: Automating Data Driven Test Case</text:p>
      <text:p text:style-name="P32"/>
      <text:p text:style-name="P13">9.1: Prepare test data in Excel sheet, place the excel file inside the TestData folder.</text:p>
      <text:p text:style-name="P13">9.2: Create “ExcelUtils.py” utility class under utilities packages</text:p>
      <text:p text:style-name="P13">9.3: Create LoginDataDrivenTest under testCases</text:p>
      <text:p text:style-name="P13">9.4: Run the test case</text:p>
      <text:p text:style-name="P13"/>
      <text:p text:style-name="P33">Step 10: Adding new test cases</text:p>
      <text:p text:style-name="P15">10.1. Add new Customer</text:p>
      <text:p text:style-name="P15">10.2 Search customer by email</text:p>
      <text:p text:style-name="P15">10.3 <text:span text:style-name="T4">S</text:span>earch customer by name</text:p>
      <text:p text:style-name="P14"/>
      <text:p text:style-name="P33">Step 11: Grouping Tests</text:p>
      <text:p text:style-name="P33"/>
      <text:p text:style-name="P16">11.1. Grouping markers(Add markers to every test methods)</text:p>
      <text:p text:style-name="P16">@pytest.mark.sanity</text:p>
      <text:p text:style-name="P16">@pytest.mark.regression</text:p>
      <text:p text:style-name="P35"/>
      <text:p text:style-name="P16">11.2. Add Marker entries in pytest.ini file</text:p>
      <text:p text:style-name="P16">pytest.ini</text:p>
      <text:p text:style-name="P16">--------</text:p>
      <text:p text:style-name="P16"><text:soft-page-break/>[pytest]</text:p>
      <text:p text:style-name="P16">markers=</text:p>
      <text:p text:style-name="P16"><text:s text:c="3"/>sanity</text:p>
      <text:p text:style-name="P16"><text:s text:c="3"/>regression</text:p>
      <text:p text:style-name="P16"/>
      <text:p text:style-name="P16">11.3. Select groups at run time</text:p>
      <text:p text:style-name="P16"/>
      <text:p text:style-name="P16">-<text:span text:style-name="T5">m “sanity”</text:span></text:p>
      <text:p text:style-name="P16">-<text:span text:style-name="T5">m “regression”</text:span></text:p>
      <text:p text:style-name="P16">-<text:span text:style-name="T5">m “sanity and regression”</text:span></text:p>
      <text:p text:style-name="P16">-<text:span text:style-name="T5">m “sanity or regression”</text:span></text:p>
      <text:p text:style-name="P16"/>
      <text:p text:style-name="P18">Run Command</text:p>
      <text:p text:style-name="P18">pytest -v -m "<text:span text:style-name="T6">sanity </text:span><text:span text:style-name="T7">and regression</text:span>" --html=Reports/report.html testCases/ --browser chrome</text:p>
      <text:p text:style-name="P18"/>
      <text:p text:style-name="P34">Step 1<text:span text:style-name="T8">2</text:span>: <text:span text:style-name="T8">Run Tests in command prompt &amp; run shell script file</text:span></text:p>
      <text:p text:style-name="P34"/>
      <text:p text:style-name="P17">1<text:span text:style-name="T8">2</text:span>.1. <text:span text:style-name="T8">Create run.bat file for windows or run.sh file for linux or macos</text:span></text:p>
      <text:p text:style-name="P17"/>
      <text:p text:style-name="P17"/>
      <text:p text:style-name="P19">Note: Use Pycharm venv pytest to run test outside the pycharm terminal so that you can utilize the all the packages installed in the pycharm.</text:p>
      <text:p text:style-name="P19"/>
      <text:p text:style-name="P19">/home/dips/pythonProject/nopcommerceApp/venv/bin/pytest -v -m "sanity" --html=Reports/report.html testCases/ --browser chrome</text:p>
      <text:p text:style-name="P19"/>
      <text:p text:style-name="P19"/>
      <text:p text:style-name="P19">Then enter <text:span text:style-name="T9">./run.sh</text:span> to run the test</text:p>
      <text:p text:style-name="P19"/>
      <text:p text:style-name="P17"/>
      <text:p text:style-name="P36">Step 13: Push the code to Git &amp; GitHub Repository</text:p>
      <text:p text:style-name="P36"/>
      <text:p text:style-name="P37">Step 14: Run Tests using Jenkins</text:p>
      <text:p text:style-name="P37"/>
      <text:p text:style-name="P20">14.1. Download Jenkins war file</text:p>
      <text:p text:style-name="P20">14.2 Move jenkins.war file to favorable directory eg /Home</text:p>
      <text:p text:style-name="P20">14.3 Run java -jar jenkins.war in terminal</text:p>
      <text:p text:style-name="P20">14.4 <text:span text:style-name="T10">Configure jenkins</text:span></text:p>
      <text:p text:style-name="P20"/>
      <text:p text:style-name="P23">14.4.1. Using <text:s/>git, <text:span text:style-name="T12">already existing virtual environment </text:span>and Execute shell (with script) Note: in linux</text:p>
      <text:p text:style-name="P20"/>
      <text:p text:style-name="P20">#!/bin/bash</text:p>
      <text:p text:style-name="P20"/>
      <text:p text:style-name="P20">echo '### Jump to Project Virtual Environment ###'</text:p>
      <text:p text:style-name="P20"/>
      <text:p text:style-name="P20">cd ./venv/bin</text:p>
      <text:p text:style-name="P20">pwd</text:p>
      <text:p text:style-name="P20">dir</text:p>
      <text:p text:style-name="P20"/>
      <text:p text:style-name="P20"><text:soft-page-break/>echo '### Activate Virtual Env<text:span text:style-name="T13">i</text:span>ronment ###'</text:p>
      <text:p text:style-name="P20">source activate</text:p>
      <text:p text:style-name="P20"/>
      <text:p text:style-name="P20">echo '### Jump to Path ###'</text:p>
      <text:p text:style-name="P20">cd /home/dips/.jenkins/jobs/$JOB_NAME/workspace/</text:p>
      <text:p text:style-name="P20"/>
      <text:p text:style-name="P20">echo '### Run tests ###'</text:p>
      <text:p text:style-name="P20">bash run.sh</text:p>
      <text:p text:style-name="P20"/>
      <text:p text:style-name="P20">echo '### Deactivate Virtual Environment ###'</text:p>
      <text:p text:style-name="P20">deactivate</text:p>
      <text:p text:style-name="P20"/>
      <text:p text:style-name="P21"><text:span text:style-name="T10">14.4.</text:span><text:span text:style-name="T11">2</text:span><text:span text:style-name="T10">. Using <text:s/>git, </text:span><text:span text:style-name="T12">already existing virtual environment</text:span><text:span text:style-name="T10"> and Execute shell (with </text:span><text:span text:style-name="T11">shell </text:span><text:span text:style-name="T10">script .</text:span><text:span text:style-name="T12">sh </text:span><text:span text:style-name="T11">file</text:span><text:span text:style-name="T10">) Note: in linux</text:span></text:p>
      <text:p text:style-name="P21"/>
      <text:p text:style-name="P21">#!/bin/bash</text:p>
      <text:p text:style-name="P21"/>
      <text:p text:style-name="P21">echo '### Jump to Project Virtual Environment ###'</text:p>
      <text:p text:style-name="P21">cd ./venv/bin</text:p>
      <text:p text:style-name="P21">pwd</text:p>
      <text:p text:style-name="P21">dir</text:p>
      <text:p text:style-name="P21"/>
      <text:p text:style-name="P21">echo '### Activate Virtual Environment ###'</text:p>
      <text:p text:style-name="P21">source activate</text:p>
      <text:p text:style-name="P21"/>
      <text:p text:style-name="P21">echo '### Jump to Path ###'</text:p>
      <text:p text:style-name="P21">cd /home/dips/.jenkins/jobs/$JOB_NAME/workspace/</text:p>
      <text:p text:style-name="P21"/>
      <text:p text:style-name="P21">echo '### Run tests ###'</text:p>
      <text:p text:style-name="P21">bash run.sh</text:p>
      <text:p text:style-name="P21"/>
      <text:p text:style-name="P21">echo '### Deactivate Virtual Environment ###'</text:p>
      <text:p text:style-name="P21">deactivate</text:p>
      <text:p text:style-name="P21"/>
      <text:p text:style-name="P22"><text:span text:style-name="T10">14.4.</text:span><text:span text:style-name="T12">3</text:span><text:span text:style-name="T10">. Using <text:s/>git, </text:span><text:span text:style-name="T12">new virtual environment</text:span><text:span text:style-name="T10"> and Execute shell (with </text:span><text:span text:style-name="T11">shell </text:span><text:span text:style-name="T10">script .</text:span><text:span text:style-name="T12">sh </text:span><text:span text:style-name="T11">file</text:span><text:span text:style-name="T10">) Note: in linux</text:span></text:p>
      <text:p text:style-name="P22"/>
      <text:p text:style-name="P22">#!/bin/bash</text:p>
      <text:p text:style-name="P22"/>
      <text:p text:style-name="P22">echo '### Create Virtual Environment ###'</text:p>
      <text:p text:style-name="P22">VIRTUAL_ENV_NAME='virtual-environment'</text:p>
      <text:p text:style-name="P22">python3 -m venv $VIRTUAL_ENV_NAME</text:p>
      <text:p text:style-name="P22"/>
      <text:p text:style-name="P22">echo '### Activate Virtual Environment ###'</text:p>
      <text:p text:style-name="P22">source $VIRTUAL_ENV_NAME/bin/activate</text:p>
      <text:p text:style-name="P22"/>
      <text:p text:style-name="P22">echo '### Activate Virtual Environment ###'</text:p>
      <text:p text:style-name="P22">pip install -r ./requirements.txt</text:p>
      <text:p text:style-name="P22"/>
      <text:p text:style-name="P22">echo '### Jump to Path ###'</text:p>
      <text:p text:style-name="P22"><text:soft-page-break/>cd /home/dips/.jenkins/jobs/$JOB_NAME/workspace/</text:p>
      <text:p text:style-name="P22"/>
      <text:p text:style-name="P22">echo '### Run tests ###'</text:p>
      <text:p text:style-name="P22">bash run.sh</text:p>
      <text:p text:style-name="P22"/>
      <text:p text:style-name="P22">echo '### Deactivate Virtual Environment ###'</text:p>
      <text:p text:style-name="P22">deactiv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4:06:07.222530889</meta:creation-date>
    <meta:generator>LibreOffice/7.3.3.2$Linux_X86_64 LibreOffice_project/30$Build-2</meta:generator>
    <dc:date>2022-05-30T20:40:12.896360314</dc:date>
    <meta:editing-duration>P2DT1H42M18S</meta:editing-duration>
    <meta:editing-cycles>25</meta:editing-cycles>
    <meta:document-statistic meta:table-count="0" meta:image-count="0" meta:object-count="0" meta:page-count="6" meta:paragraph-count="154" meta:word-count="779" meta:character-count="5467" meta:non-whitespace-character-count="4815"/>
  </office:meta>
</office:document-meta>
</file>